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90.91pt"/>
    </style:style>
    <style:style style:name="co3" style:family="table-column">
      <style:table-column-properties fo:break-before="auto" style:column-width="267.19pt"/>
    </style:style>
    <style:style style:name="co4" style:family="table-column">
      <style:table-column-properties fo:break-before="auto" style:column-width="336.1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Turing - G29</text:p>
          </table:table-cell>
          <table:table-cell office:value-type="string" calcext:value-type="string">
            <text:p>Hopper - G44</text:p>
          </table:table-cell>
          <table:table-cell office:value-type="string" calcext:value-type="string">
            <text:p>Elsewhe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9H30M00S" calcext:value-type="time">
            <text:p>09:30</text:p>
          </table:table-cell>
          <table:table-cell office:value-type="string" calcext:value-type="string">
            <text:p>Registration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Conference open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GNOME Continuous Integration For Apps</text:p>
          </table:table-cell>
          <table:table-cell office:value-type="string" calcext:value-type="string">
            <text:p>The GNOME Way</text:p>
          </table:table-cell>
          <table:table-cell/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30M00S" calcext:value-type="time">
            <text:p>11:30</text:p>
          </table:table-cell>
          <table:table-cell office:value-type="string" calcext:value-type="string">
            <text:p>Flatpak status update and future plans</text:p>
          </table:table-cell>
          <table:table-cell office:value-type="string" calcext:value-type="string">
            <text:p>Limited connectivity, Endless apps!</text:p>
          </table:table-cell>
          <table:table-cell/>
        </table:table-row>
        <table:table-row table:style-name="ro1">
          <table:table-cell/>
          <table:table-cell office:value-type="time" office:time-value="PT12H15M00S" calcext:value-type="time">
            <text:p>12:15</text:p>
          </table:table-cell>
          <table:table-cell office:value-type="string" calcext:value-type="string">
            <text:p>State of the Builder</text:p>
          </table:table-cell>
          <table:table-cell office:value-type="string" calcext:value-type="string">
            <text:p>Newcomer Genesis Evolution</text:p>
          </table:table-cell>
          <table:table-cell/>
        </table:table-row>
        <table:table-row table:style-name="ro1">
          <table:table-cell/>
          <table:table-cell office:value-type="time" office:time-value="PT13H00M00S" calcext:value-type="time">
            <text:p>13:0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Keynote 1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4H45M00S" calcext:value-type="time">
            <text:p>14:45</text:p>
          </table:table-cell>
          <table:table-cell office:value-type="string" calcext:value-type="string">
            <text:p>Seamless integration to hack desktop applications</text:p>
          </table:table-cell>
          <table:table-cell office:value-type="string" calcext:value-type="string">
            <text:p>Dreaming of a better home media experience</text:p>
          </table:table-cell>
          <table:table-cell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Open talk #1</text:p>
          </table:table-cell>
          <table:table-cell office:value-type="string" calcext:value-type="string">
            <text:p>Open talk #2</text:p>
          </table:table-cell>
          <table:table-cell/>
        </table:table-row>
        <table:table-row table:style-name="ro1">
          <table:table-cell/>
          <table:table-cell office:value-type="time" office:time-value="PT16H45M00S" calcext:value-type="time">
            <text:p>16:45</text:p>
          </table:table-cell>
          <table:table-cell office:value-type="string" calcext:value-type="string">
            <text:p>Atomic Workstation</text:p>
          </table:table-cell>
          <table:table-cell office:value-type="string" calcext:value-type="string">
            <text:p>Different ways of outreaching newcomers</text:p>
          </table:table-cell>
          <table:table-cell/>
        </table:table-row>
        <table:table-row table:style-name="ro1">
          <table:table-cell/>
          <table:table-cell office:value-type="time" office:time-value="PT17H15M00S" calcext:value-type="time">
            <text:p>17:15</text:p>
          </table:table-cell>
          <table:table-cell office:value-type="string" calcext:value-type="string">
            <text:p>Interns lightning talk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15M00S" calcext:value-type="time">
            <text:p>18:15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00M00S" calcext:value-type="time">
            <text:p>19:00</text:p>
          </table:table-cell>
          <table:table-cell table:number-columns-repeated="2"/>
          <table:table-cell office:value-type="string" calcext:value-type="string">
            <text:p>Venue closes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Venue opens</text:p>
          </table:table-cell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Building your GNOME app anywhere with Meson</text:p>
          </table:table-cell>
          <table:table-cell office:value-type="string" calcext:value-type="string">
            <text:p>Fantastic layouts and where to find them</text:p>
          </table:table-cell>
          <table:table-cell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Mutter/gnome-shell state of the union</text:p>
          </table:table-cell>
          <table:table-cell office:value-type="string" calcext:value-type="string">
            <text:p>LibreOffice and GNOME</text:p>
          </table:table-cell>
          <table:table-cell/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30M00S" calcext:value-type="time">
            <text:p>11:30</text:p>
          </table:table-cell>
          <table:table-cell office:value-type="string" calcext:value-type="string">
            <text:p>Replacing C library code with Rust: what I learned</text:p>
          </table:table-cell>
          <table:table-cell office:value-type="string" calcext:value-type="string">
            <text:p>Decentralised open communication with Matrix.org</text:p>
          </table:table-cell>
          <table:table-cell/>
        </table:table-row>
        <table:table-row table:style-name="ro1">
          <table:table-cell/>
          <table:table-cell office:value-type="time" office:time-value="PT12H15M00S" calcext:value-type="time">
            <text:p>12:15</text:p>
          </table:table-cell>
          <table:table-cell office:value-type="string" calcext:value-type="string">
            <text:p>Continuous: Past, Present, and Future</text:p>
          </table:table-cell>
          <table:table-cell office:value-type="string" calcext:value-type="string">
            <text:p>Tracker - present and future</text:p>
          </table:table-cell>
          <table:table-cell/>
        </table:table-row>
        <table:table-row table:style-name="ro1">
          <table:table-cell/>
          <table:table-cell office:value-type="time" office:time-value="PT13H00M00S" calcext:value-type="time">
            <text:p>13:0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The History of GNOME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4H45M00S" calcext:value-type="time">
            <text:p>14:45</text:p>
          </table:table-cell>
          <table:table-cell office:value-type="string" calcext:value-type="string">
            <text:p>GNOME to 2020 and beyond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GNOME Foundation AGM 1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7H00M00S" calcext:value-type="time">
            <text:p>17:00</text:p>
          </table:table-cell>
          <table:table-cell office:value-type="string" calcext:value-type="string">
            <text:p>Group photo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7H15M00S" calcext:value-type="time">
            <text:p>17:15</text:p>
          </table:table-cell>
          <table:table-cell office:value-type="string" calcext:value-type="string">
            <text:p>GNOME Foundation AGM 2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15M00S" calcext:value-type="time">
            <text:p>18:15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00M00S" calcext:value-type="time">
            <text:p>19:00</text:p>
          </table:table-cell>
          <table:table-cell table:number-columns-repeated="2"/>
          <table:table-cell office:value-type="string" calcext:value-type="string">
            <text:p>Venue closes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Venue opens</text:p>
          </table:table-cell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Modern Javascript in GNOME</text:p>
          </table:table-cell>
          <table:table-cell office:value-type="string" calcext:value-type="string">
            <text:p>The Inbetweens — why transitions matter.</text:p>
          </table:table-cell>
          <table:table-cell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What’s Coverity static analysis ever done for us?</text:p>
          </table:table-cell>
          <table:table-cell office:value-type="string" calcext:value-type="string">
            <text:p>Building interfaces from the future</text:p>
          </table:table-cell>
          <table:table-cell/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30M00S" calcext:value-type="time">
            <text:p>11:30</text:p>
          </table:table-cell>
          <table:table-cell office:value-type="string" calcext:value-type="string">
            <text:p>Recipes - Lessons learned from creating a new app</text:p>
          </table:table-cell>
          <table:table-cell office:value-type="string" calcext:value-type="string">
            <text:p>Building a secure desktop with GNOME technologies</text:p>
          </table:table-cell>
          <table:table-cell/>
        </table:table-row>
        <table:table-row table:style-name="ro1">
          <table:table-cell/>
          <table:table-cell office:value-type="time" office:time-value="PT12H15M00S" calcext:value-type="time">
            <text:p>12:15</text:p>
          </table:table-cell>
          <table:table-cell office:value-type="string" calcext:value-type="string">
            <text:p>GNOME Build Strategies and BuildStream</text:p>
          </table:table-cell>
          <table:table-cell office:value-type="string" calcext:value-type="string">
            <text:p>Robustness of GNOME</text:p>
          </table:table-cell>
          <table:table-cell/>
        </table:table-row>
        <table:table-row table:style-name="ro1">
          <table:table-cell/>
          <table:table-cell office:value-type="time" office:time-value="PT13H00M00S" calcext:value-type="time">
            <text:p>13:0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Bringing GNOME home to Ubuntu</text:p>
          </table:table-cell>
          <table:table-cell office:value-type="string" calcext:value-type="string">
            <text:p>Flatpak and KDE, and the state of Qt integration in GNOME</text:p>
          </table:table-cell>
          <table:table-cell/>
        </table:table-row>
        <table:table-row table:style-name="ro1">
          <table:table-cell/>
          <table:table-cell office:value-type="time" office:time-value="PT14H45M00S" calcext:value-type="time">
            <text:p>14:45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Resurrecting dinosaurs, what can possibly go wrong</text:p>
          </table:table-cell>
          <table:table-cell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Open talk #3</text:p>
          </table:table-cell>
          <table:table-cell office:value-type="string" calcext:value-type="string">
            <text:p>Open talk #4</text:p>
          </table:table-cell>
          <table:table-cell/>
        </table:table-row>
        <table:table-row table:style-name="ro1">
          <table:table-cell/>
          <table:table-cell office:value-type="time" office:time-value="PT16H45M00S" calcext:value-type="time">
            <text:p>16:45</text:p>
          </table:table-cell>
          <table:table-cell office:value-type="string" calcext:value-type="string">
            <text:p>How to get better mileage out of Glade</text:p>
          </table:table-cell>
          <table:table-cell office:value-type="string" calcext:value-type="string">
            <text:p>Ding dong, GdkWindow is dead</text:p>
          </table:table-cell>
          <table:table-cell/>
        </table:table-row>
        <table:table-row table:style-name="ro1">
          <table:table-cell/>
          <table:table-cell office:value-type="time" office:time-value="PT17H15M00S" calcext:value-type="time">
            <text:p>17:15</text:p>
          </table:table-cell>
          <table:table-cell office:value-type="string" calcext:value-type="string">
            <text:p>Lightning talk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Conference clos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15M00S" calcext:value-type="time">
            <text:p>18:15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00M00S" calcext:value-type="time">
            <text:p>19:00</text:p>
          </table:table-cell>
          <table:table-cell table:number-columns-repeated="2"/>
          <table:table-cell office:value-type="string" calcext:value-type="string">
            <text:p>Venue closes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 table:number-rows-repeated="5">
          <table:table-cell/>
          <table:table-cell table:style-name="Default"/>
          <table:table-cell table:number-columns-repeated="3"/>
        </table:table-row>
        <table:table-row table:style-name="ro1" table:number-rows-repeated="104851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 style:data-style-name="N2" text:time-value="23:02:15.290751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Berg</meta:initial-creator>
    <meta:creation-date>2016-07-24T17:52:57.988498858</meta:creation-date>
    <dc:date>2017-07-02T23:03:19.734467606</dc:date>
    <meta:editing-duration>PT4H38M</meta:editing-duration>
    <meta:editing-cycles>54</meta:editing-cycles>
    <meta:generator>LibreOffice/5.2.7.2$Linux_X86_64 LibreOffice_project/20$Build-2</meta:generator>
    <dc:creator>Sam Thursfield</dc:creator>
    <meta:document-statistic meta:table-count="1" meta:cell-count="113" meta:object-count="0"/>
  </office:meta>
</office:document-meta>
</file>